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92.69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96.1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715.75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96.79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1047.66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124.05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88.06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260.6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339.29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524.5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737.55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 table:number-rows-repeated="43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4:47:03.22340359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11T14:51:24.577301664</dc:date>
    <meta:editing-duration>PT26M50S</meta:editing-duration>
    <meta:editing-cycles>6</meta:editing-cycles>
    <meta:generator>LibreOffice/5.3.1.2$Linux_X86_64 LibreOffice_project/30m0$Build-2</meta:generator>
    <meta:document-statistic meta:table-count="1" meta:cell-count="108" meta:object-count="0"/>
  </office:meta>
</office:document-meta>
</file>